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da" fo:country="DK" officeooo:rsid="001a440d" officeooo:paragraph-rsid="001b8d42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start" style:justify-single-word="false"/>
      <style:text-properties fo:language="da" fo:country="DK" officeooo:rsid="001a440d" officeooo:paragraph-rsid="001a440d" style:language-asian="zxx" style:country-asian="none" style:language-complex="zxx" style:country-complex="none"/>
    </style:style>
    <style:style style:name="P3" style:family="paragraph" style:parent-style-name="Text_20_body"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language="da" fo:country="DK" officeooo:rsid="00179655" officeooo:paragraph-rsid="0018ed20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da" fo:country="DK" officeooo:rsid="001926c4" officeooo:paragraph-rsid="001926c4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fo:language="da" fo:country="DK" officeooo:rsid="001b8d42" officeooo:paragraph-rsid="001b8d42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start" style:justify-single-word="false"/>
      <style:text-properties fo:language="da" fo:country="DK" fo:font-weight="bold" officeooo:rsid="001926c4" officeooo:paragraph-rsid="001926c4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da" fo:country="DK" fo:font-weight="normal" officeooo:rsid="001926c4" officeooo:paragraph-rsid="001926c4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ubtitle">
      <style:paragraph-properties fo:text-align="start" style:justify-single-word="false"/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12" style:family="paragraph" style:parent-style-name="Subtitle">
      <style:paragraph-properties fo:text-align="start" style:justify-single-word="false"/>
      <style:text-properties fo:language="da" fo:country="DK" officeooo:rsid="0018ed20" officeooo:paragraph-rsid="0018ed20" style:language-asian="zxx" style:country-asian="none" style:language-complex="zxx" style:country-complex="none"/>
    </style:style>
    <style:style style:name="P13" style:family="paragraph" style:parent-style-name="Subtitle">
      <style:paragraph-properties fo:text-align="start" style:justify-single-word="false"/>
      <style:text-properties fo:language="da" fo:country="DK" officeooo:rsid="001926c4" officeooo:paragraph-rsid="001926c4" style:language-asian="zxx" style:country-asian="none" style:language-complex="zxx" style:country-complex="none"/>
    </style:style>
    <style:style style:name="P14" style:family="paragraph" style:parent-style-name="Subtitle">
      <style:paragraph-properties fo:text-align="start" style:justify-single-word="false"/>
      <style:text-properties fo:language="da" fo:country="DK" officeooo:rsid="001a440d" officeooo:paragraph-rsid="001a440d" style:language-asian="zxx" style:country-asian="none" style:language-complex="zxx" style:country-complex="none"/>
    </style:style>
    <style:style style:name="P15" style:family="paragraph" style:parent-style-name="Subtitle">
      <style:paragraph-properties fo:text-align="start" style:justify-single-word="false"/>
      <style:text-properties fo:language="da" fo:country="DK" officeooo:rsid="001a440d" officeooo:paragraph-rsid="001b8d42" style:language-asian="zxx" style:country-asian="none" style:language-complex="zxx" style:country-complex="none"/>
    </style:style>
    <style:style style:name="P16" style:family="paragraph" style:parent-style-name="Subtitle">
      <style:paragraph-properties fo:text-align="start" style:justify-single-word="false"/>
      <style:text-properties fo:language="da" fo:country="DK" officeooo:rsid="001b8d42" officeooo:paragraph-rsid="001b8d42" style:language-asian="zxx" style:country-asian="none" style:language-complex="zxx" style:country-complex="none"/>
    </style:style>
    <style:style style:name="P17" style:family="paragraph" style:parent-style-name="Subtitle">
      <style:paragraph-properties fo:text-align="start" style:justify-single-word="false"/>
      <style:text-properties officeooo:rsid="001d502e" officeooo:paragraph-rsid="001d502e"/>
    </style:style>
    <style:style style:name="P18" style:family="paragraph" style:parent-style-name="Title">
      <style:text-properties fo:language="da" fo:country="DK" officeooo:rsid="00179655" officeooo:paragraph-rsid="00179655" style:language-asian="zxx" style:country-asian="none" style:language-complex="zxx" style:country-complex="none"/>
    </style:style>
    <style:style style:name="P19" style:family="paragraph" style:parent-style-name="Text_20_body" style:list-style-name="L1">
      <style:paragraph-properties fo:text-align="start" style:justify-single-word="false"/>
      <style:text-properties fo:language="da" fo:country="DK" fo:font-weight="normal" officeooo:rsid="001926c4" officeooo:paragraph-rsid="001926c4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 style:list-style-name="L2">
      <style:paragraph-properties fo:text-align="start" style:justify-single-word="false"/>
      <style:text-properties fo:language="da" fo:country="DK" fo:font-weight="normal" officeooo:rsid="001926c4" officeooo:paragraph-rsid="001926c4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 style:list-style-name="L3">
      <style:paragraph-properties fo:text-align="start" style:justify-single-word="false"/>
      <style:text-properties fo:language="da" fo:country="DK" officeooo:rsid="001926c4" officeooo:paragraph-rsid="001926c4" style:language-asian="zxx" style:country-asian="none" style:language-complex="zxx" style:country-complex="none"/>
    </style:style>
    <style:style style:name="P22" style:family="paragraph" style:parent-style-name="Text_20_body">
      <style:paragraph-properties fo:text-align="start" style:justify-single-word="false"/>
      <style:text-properties fo:language="da" fo:country="DK" officeooo:rsid="001926c4" officeooo:paragraph-rsid="001f16f1" style:language-asian="zxx" style:country-asian="none" style:language-complex="zxx" style:country-complex="none"/>
    </style:style>
    <style:style style:name="P23" style:family="paragraph" style:parent-style-name="Text_20_body" style:list-style-name="L4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24" style:family="paragraph" style:parent-style-name="Text_20_body" style:list-style-name="L4">
      <style:paragraph-properties fo:text-align="start" style:justify-single-word="false"/>
      <style:text-properties fo:language="da" fo:country="DK" officeooo:rsid="001d502e" officeooo:paragraph-rsid="001b8d42" style:language-asian="zxx" style:country-asian="none" style:language-complex="zxx" style:country-complex="none"/>
    </style:style>
    <style:style style:name="P25" style:family="paragraph" style:parent-style-name="Text_20_body" style:list-style-name="L5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26" style:family="paragraph" style:parent-style-name="Text_20_body" style:list-style-name="L6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27" style:family="paragraph" style:parent-style-name="Text_20_body" style:list-style-name="L7">
      <style:paragraph-properties fo:text-align="start" style:justify-single-word="false"/>
      <style:text-properties fo:language="da" fo:country="DK" officeooo:rsid="001d502e" officeooo:paragraph-rsid="001d502e" style:language-asian="zxx" style:country-asian="none" style:language-complex="zxx" style:country-complex="none"/>
    </style:style>
    <style:style style:name="P28" style:family="paragraph" style:parent-style-name="Text_20_body" style:list-style-name="L4">
      <style:paragraph-properties fo:text-align="start" style:justify-single-word="false"/>
      <style:text-properties fo:language="da" fo:country="DK" officeooo:rsid="001b8d42" officeooo:paragraph-rsid="001b8d42" style:language-asian="zxx" style:country-asian="none" style:language-complex="zxx" style:country-complex="none"/>
    </style:style>
    <style:style style:name="T1" style:family="text">
      <style:text-properties officeooo:rsid="0018ed20"/>
    </style:style>
    <style:style style:name="T2" style:family="text">
      <style:text-properties officeooo:rsid="001a440d"/>
    </style:style>
    <style:style style:name="T3" style:family="text">
      <style:text-properties officeooo:rsid="001b8d42"/>
    </style:style>
    <style:style style:name="T4" style:family="text">
      <style:text-properties officeooo:rsid="001d502e"/>
    </style:style>
    <style:style style:name="T5" style:family="text">
      <style:text-properties officeooo:rsid="0020f02f"/>
    </style:style>
    <style:style style:name="T6" style:family="text">
      <style:text-properties officeooo:rsid="00222b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se Case 4 – Tilføj/Fjern busnummer til liste af <text:span text:style-name="T3">favoritter</text:span></text:p>
      <text:p text:style-name="P3"/>
      <text:p text:style-name="P11">Mål:</text:p>
      <text:p text:style-name="P4">Målet med denne Use Case er at tilføje eller fjerne e<text:span text:style-name="T1">n busrute</text:span> fra listen af <text:span text:style-name="T3">favoriserede</text:span> <text:span text:style-name="T1">busruter</text:span>. Med <text:span text:style-name="T3">favorisering</text:span> menes der, at ruten for det givne busnummer vil blive gemt i den lokale SQLite database. Tilføjelsen eller fjernelsen vil ske ved <text:span text:style-name="T3">fuldendt</text:span> normalforløb.</text:p>
      <text:p text:style-name="P4"/>
      <text:p text:style-name="P11">Initiering:</text:p>
      <text:p text:style-name="P5">Efter <text:span text:style-name="T3">fuldendt</text:span> normalforløb af Use Case <text:span text:style-name="T2">6</text:span>, vil brugeren blive præsenteret for en liste af busser, som eksisterer i databasen på internettet. <text:span text:style-name="T1">På samtlige indlæg af busruter hentet fra internettet, vil der være en tydeligt markeret knap. Hvis knappen i forvejen er markeret, betyder det at den allerede er favoriseret og endnu et tryk, vil fjerne busruten fra favoritlisten. Hvis den ikke er markeret vil busruten derimod blive tilføjet. Normalforløb A beskriver tilføjelsen og normalforløb B beskriver fjernelsen.</text:span></text:p>
      <text:p text:style-name="P4"/>
      <text:p text:style-name="P12">Aktører og interessenter:</text:p>
      <text:p text:style-name="P9">Primære aktører:</text:p>
      <text:list xml:id="list9056300722147127494" text:style-name="L1">
        <text:list-item>
          <text:p text:style-name="P19">Bruger</text:p>
        </text:list-item>
      </text:list>
      <text:p text:style-name="P9">Sekundære aktører</text:p>
      <text:list xml:id="list2803507249329951023" text:style-name="L2">
        <text:list-item>
          <text:p text:style-name="P20">Lokal SQLite Database</text:p>
        </text:list-item>
        <text:list-item>
          <text:p text:style-name="P20">Online database</text:p>
        </text:list-item>
      </text:list>
      <text:p text:style-name="P10"/>
      <text:p text:style-name="P13">Antal samtidige forekomster</text:p>
      <text:p text:style-name="P6">En samtidig forekomst.</text:p>
      <text:p text:style-name="P6"/>
      <text:p text:style-name="P13">Ikke funktionelle krav</text:p>
      <text:p text:style-name="P6">TILFØJES SENERE</text:p>
      <text:p text:style-name="P6"/>
      <text:p text:style-name="P13">Referencer</text:p>
      <text:p text:style-name="P22">Initialisering kræver, at normalforløb<text:span text:style-name="T5">et for</text:span> følgende Use Cases normalforløb er <text:span text:style-name="T3">fuldendt</text:span>:</text:p>
      <text:list xml:id="list2978715414917650768" text:style-name="L3">
        <text:list-item>
          <text:p text:style-name="P21">Use Case <text:span text:style-name="T2">6</text:span> – Vis <text:span text:style-name="T2">liste af busruter</text:span></text:p>
        </text:list-item>
      </text:list>
      <text:p text:style-name="P6"/>
      <text:p text:style-name="P6"/>
      <text:p text:style-name="P14"><text:soft-page-break/>Startbetingelser:</text:p>
      <text:p text:style-name="P2">Normalforløbet for Use Case 6 skal være <text:span text:style-name="T3">fuldendt</text:span>, før Use Case 4 <text:span text:style-name="T3">initialiseres.</text:span></text:p>
      <text:p text:style-name="P2"/>
      <text:p text:style-name="P14">Slutresultat ved succes:</text:p>
      <text:p text:style-name="P2">Den valgte busrute vil være blevet tilføjet til, eller fjernet fra, listen af <text:span text:style-name="T3">favoriserede</text:span> busruter.</text:p>
      <text:p text:style-name="P2"/>
      <text:p text:style-name="P14">Slutresultat ved undtagelser:</text:p>
      <text:p text:style-name="P2">Ingen busrute er tilføjet eller fjernet og brugeren er blevet gjort opmærksom på, at en fejl er sket. <text:span text:style-name="T3">Ved undtagelsen af, at home-knappen trykkes under tilføjelsen, vil slutresultatet være det samme som under succes.</text:span></text:p>
      <text:p text:style-name="P15"/>
      <text:p text:style-name="P16">Normalforløb</text:p>
      <text:p text:style-name="P7">Normalforløb A – Tilføjelse</text:p>
      <text:list xml:id="list3923576465056749563" text:style-name="L4">
        <text:list-item>
          <text:p text:style-name="P23">Der markeres på listen af busser, at favoriseringen er i gang.</text:p>
        </text:list-item>
        <text:list-item>
          <text:p text:style-name="P28">Hele busruten for det valgte busnummer hentes.</text:p>
        </text:list-item>
        <text:list-item>
          <text:p text:style-name="P28">Der oprettes et indlæg det valgte busnummer i SQLite databasen.</text:p>
        </text:list-item>
        <text:list-item>
          <text:p text:style-name="P28">Ruten tilføjes til SQLite-databasen, koblet til det tidligere indlagte nummer.</text:p>
        </text:list-item>
        <text:list-item>
          <text:p text:style-name="P28">Der markeres på listen af busser, at den valgte bus nu er favoriseret.</text:p>
        </text:list-item>
        <text:list-item>
          <text:p text:style-name="P28">Listen <text:span text:style-name="T4">over favoriserede busser på hovedskærmen opdateres.</text:span></text:p>
          <text:p text:style-name="P24"/>
        </text:list-item>
      </text:list>
      <text:p text:style-name="P8">Normalforløb B – Fjernelse</text:p>
      <text:list xml:id="list8380756929405640929" text:style-name="L5">
        <text:list-item>
          <text:p text:style-name="P25">Der markeres på listen af busser, at fjernelsen er i gang</text:p>
        </text:list-item>
        <text:list-item>
          <text:p text:style-name="P25">Busruten for det valgte busnummer slettes fra SQLite databasen </text:p>
        </text:list-item>
        <text:list-item>
          <text:p text:style-name="P25">Det valgte busnummer slettes fra SQLite databasen</text:p>
        </text:list-item>
        <text:list-item>
          <text:p text:style-name="P25">Der markeres på listen af bu<text:span text:style-name="T5">s</text:span>ser, at den valgte bus nu ikke længere er favoriseret</text:p>
        </text:list-item>
        <text:list-item>
          <text:p text:style-name="P25">Listen over favoriserede busser på hovedskærmen opdateres.</text:p>
        </text:list-item>
      </text:list>
      <text:p text:style-name="P1"/>
      <text:p text:style-name="P17">Undtagelser</text:p>
      <text:p text:style-name="P8"><text:span text:style-name="T3">U</text:span>ntagelse 1: Brugeren trykker på tilbage-knappen før tilføjelse eller fjernelse er færdig</text:p>
      <text:list xml:id="list8015759918776764704" text:style-name="L6">
        <text:list-item>
          <text:p text:style-name="P26">Tilføjelsen/fjernelsen annulleres<text:span text:style-name="T6">.</text:span> Tilgangen til databasen ignoreres, og det allerede indlagte/fjernede i SQLite databasen fjernes/tilføjes igen.</text:p>
          <text:p text:style-name="P26"/>
        </text:list-item>
      </text:list>
      <text:p text:style-name="P8">Undtagelse 2: Brugeren trykker på home-knappen før tilføjelse eller fjernelse er færdig</text:p>
      <text:list xml:id="list4688521766860845010" text:style-name="L7">
        <text:list-item>
          <text:p text:style-name="P27">Normalforløbet gøres færdig i baggrund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1.0.4$Windows_x86 LibreOffice_project/89ea49ddacd9aa532507cbf852f2bb22b1ace28</meta:generator>
    <dc:date>2013-09-10T17:10:55.468000000</dc:date>
    <meta:document-statistic meta:table-count="0" meta:image-count="0" meta:object-count="0" meta:page-count="2" meta:paragraph-count="43" meta:word-count="420" meta:character-count="2793" meta:non-whitespace-character-count="2428"/>
    <meta:user-defined meta:name="Info 1"/>
    <meta:user-defined meta:name="Info 2"/>
    <meta:user-defined meta:name="Info 3"/>
    <meta:user-defined meta:name="Info 4"/>
  </office:meta>
</office:document-meta>
</file>